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59.21mm"/>
    </style:style>
    <style:style style:name="co8" style:family="table-column">
      <style:table-column-properties fo:break-before="auto" style:column-width="18.0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instru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-3:2-0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Imm.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6: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.Reg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-16:11-8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-11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1-16:10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.T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16:10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.T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16:10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X.T1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-3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Imm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Imm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P.Reg.T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.T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4:3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-3:2-0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5-12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Imm.T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5-12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Lit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R.Lit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Imm.T3</text:p>
          </table:table-cell>
          <table:table-cell office:value-type="string" calcext:value-type="string">
            <text:p>MOV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9-1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2</text:p>
          </table:table-cell>
          <table:table-cell office:value-type="string" calcext:value-type="string">
            <text:p>MOV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.Reg.T3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:3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T.T1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9-1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.T1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.T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1-8:3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2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.T3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.T3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-3:2-0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5-12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Imm.T4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5-12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Reg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-6:5-3:2-0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.Reg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-16:15-12:3-0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-3:2-0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Imm.T4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Reg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-6:5-3: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.Reg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-16:11-8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C.T1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9:51:43.6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3T23:47:00.120000000</dc:date>
    <meta:editing-duration>PT2H43M21S</meta:editing-duration>
    <meta:editing-cycles>19</meta:editing-cycles>
    <meta:generator>LibreOffice/5.0.2.2$Windows_x86 LibreOffice_project/37b43f919e4de5eeaca9b9755ed688758a8251fe</meta:generator>
    <meta:document-statistic meta:table-count="1" meta:cell-count="486" meta:object-count="0"/>
  </office:meta>
</office:document-meta>
</file>